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7" calcext:value-type="float">
            <text:p>1597</text:p>
          </table:table-cell>
          <table:table-cell table:style-name="ce7" table:formula="of:=COUNTIF([.B7:.B999998];&quot;X&quot;)" office:value-type="float" office:value="1398" calcext:value-type="float">
            <text:p>1398</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08" calcext:value-type="float">
            <text:p>17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697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7">00/00/0000</text:date>, <text:time style:data-style-name="N2" text:time-value="23:08:35.4639728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7T23:09:36.171864499</dc:date>
    <meta:editing-duration>P1DT16H50M47S</meta:editing-duration>
    <meta:editing-cycles>1597</meta:editing-cycles>
    <meta:document-statistic meta:table-count="1" meta:cell-count="9656" meta:object-count="0"/>
  </office:meta>
</office:document-meta>
</file>